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2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n(tc)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6" table:number-rows-spanned="1">
            <text:p>Interprétation : entre t=2000 et t=2500, la période de centre tc=2250 d'une durée dt=500 concentre dn(tc)= 6 défaillances sur N(t) = 42 survivants à t=2000</text:p>
          </table:table-cell>
          <table:covered-table-cell table:style-name="Default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2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08:10:38.2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08:55</meta:creation-date>
    <meta:generator>LibreOffice/5.0.2.2$Windows_x86 LibreOffice_project/37b43f919e4de5eeaca9b9755ed688758a8251fe</meta:generator>
    <dc:date>2016-02-09T08:16:03.595000000</dc:date>
    <meta:editing-duration>PT5M24S</meta:editing-duration>
    <meta:editing-cycles>2</meta:editing-cycles>
    <meta:document-statistic meta:table-count="1" meta:cell-count="26" meta:object-count="0"/>
  </office:meta>
</office:document-meta>
</file>